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42"/>
    <style:style style:name="ce5" style:family="table-cell" style:parent-style-name="Default" style:data-style-name="N37"/>
    <style:style style:name="co1" style:family="table-column">
      <style:table-column-properties fo:break-before="auto" style:column-width="1.95791666666667cm" style:use-optimal-column-width="true"/>
    </style:style>
    <style:style style:name="co2" style:family="table-column">
      <style:table-column-properties fo:break-before="auto" style:column-width="3.59833333333333cm" style:use-optimal-column-width="true"/>
    </style:style>
    <style:style style:name="co3" style:family="table-column">
      <style:table-column-properties fo:break-before="auto" style:column-width="2.61055555555556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ndia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1">
            <text:p>Year</text:p>
          </table:table-cell>
          <table:table-cell office:value-type="string" table:style-name="ce1">
            <text:p>GDP</text:p>
          </table:table-cell>
          <table:table-cell office:value-type="string" table:style-name="ce1">
            <text:p>Annual_Hours</text:p>
          </table:table-cell>
          <table:table-cell office:value-type="string" table:style-name="ce1">
            <text:p>Capital_Stock</text:p>
          </table:table-cell>
          <table:table-cell table:number-columns-repeated="16380"/>
        </table:table-row>
        <table:table-row table:style-name="ro1">
          <table:table-cell office:value-type="date" office:date-value="1970-01-01T00:00:00" table:style-name="ce2">
            <text:p>1970-01-01</text:p>
          </table:table-cell>
          <table:table-cell office:value-type="float" office:value="62422483054.666702" table:style-name="ce5">
            <text:p>62422483054.6667</text:p>
          </table:table-cell>
          <table:table-cell office:value-type="float" office:value="2077.3308240501701" table:style-name="ce4">
            <text:p>2077.3308240501700</text:p>
          </table:table-cell>
          <table:table-cell office:value-type="float" office:value="2007557.625" table:style-name="ce3">
            <text:p>2007557.6250</text:p>
          </table:table-cell>
          <table:table-cell table:number-columns-repeated="16380"/>
        </table:table-row>
        <table:table-row table:style-name="ro1">
          <table:table-cell office:value-type="date" office:date-value="1971-01-01T00:00:00" table:style-name="ce2">
            <text:p>1971-01-01</text:p>
          </table:table-cell>
          <table:table-cell office:value-type="float" office:value="67351404351.833" table:style-name="ce5">
            <text:p>67351404351.8330</text:p>
          </table:table-cell>
          <table:table-cell office:value-type="float" office:value="2077.0851414111412" table:style-name="ce4">
            <text:p>2077.0851414111400</text:p>
          </table:table-cell>
          <table:table-cell office:value-type="float" office:value="2125584.5" table:style-name="ce3">
            <text:p>2125584.5000</text:p>
          </table:table-cell>
          <table:table-cell table:number-columns-repeated="16380"/>
        </table:table-row>
        <table:table-row table:style-name="ro1">
          <table:table-cell office:value-type="date" office:date-value="1972-01-01T00:00:00" table:style-name="ce2">
            <text:p>1972-01-01</text:p>
          </table:table-cell>
          <table:table-cell office:value-type="float" office:value="71464700666.986893" table:style-name="ce5">
            <text:p>71464700666.9869</text:p>
          </table:table-cell>
          <table:table-cell office:value-type="float" office:value="2076.56039523651" table:style-name="ce4">
            <text:p>2076.5603952365100</text:p>
          </table:table-cell>
          <table:table-cell office:value-type="float" office:value="2246936.25" table:style-name="ce3">
            <text:p>2246936.2500</text:p>
          </table:table-cell>
          <table:table-cell table:number-columns-repeated="16380"/>
        </table:table-row>
        <table:table-row table:style-name="ro1">
          <table:table-cell office:value-type="date" office:date-value="1973-01-01T00:00:00" table:style-name="ce2">
            <text:p>1973-01-01</text:p>
          </table:table-cell>
          <table:table-cell office:value-type="float" office:value="85517673172.5513" table:style-name="ce5">
            <text:p>85517673172.5513</text:p>
          </table:table-cell>
          <table:table-cell office:value-type="float" office:value="2074.829158481034" table:style-name="ce4">
            <text:p>2074.8291584810300</text:p>
          </table:table-cell>
          <table:table-cell office:value-type="float" office:value="2356270.75" table:style-name="ce3">
            <text:p>2356270.7500</text:p>
          </table:table-cell>
          <table:table-cell table:number-columns-repeated="16380"/>
        </table:table-row>
        <table:table-row table:style-name="ro1">
          <table:table-cell office:value-type="date" office:date-value="1974-01-01T00:00:00" table:style-name="ce2">
            <text:p>1974-01-01</text:p>
          </table:table-cell>
          <table:table-cell office:value-type="float" office:value="99526597933.633102" table:style-name="ce5">
            <text:p>99526597933.6331</text:p>
          </table:table-cell>
          <table:table-cell office:value-type="float" office:value="2072.365691044909" table:style-name="ce4">
            <text:p>2072.3656910449100</text:p>
          </table:table-cell>
          <table:table-cell office:value-type="float" office:value="2469047.5" table:style-name="ce3">
            <text:p>2469047.5000</text:p>
          </table:table-cell>
          <table:table-cell table:number-columns-repeated="16380"/>
        </table:table-row>
        <table:table-row table:style-name="ro1">
          <table:table-cell office:value-type="date" office:date-value="1975-01-01T00:00:00" table:style-name="ce2">
            <text:p>1975-01-01</text:p>
          </table:table-cell>
          <table:table-cell office:value-type="float" office:value="98473832017.324203" table:style-name="ce5">
            <text:p>98473832017.3242</text:p>
          </table:table-cell>
          <table:table-cell office:value-type="float" office:value="2069.9564415448731" table:style-name="ce4">
            <text:p>2069.9564415448700</text:p>
          </table:table-cell>
          <table:table-cell office:value-type="float" office:value="2572253.5" table:style-name="ce3">
            <text:p>2572253.5000</text:p>
          </table:table-cell>
          <table:table-cell table:number-columns-repeated="16380"/>
        </table:table-row>
        <table:table-row table:style-name="ro1">
          <table:table-cell office:value-type="date" office:date-value="1976-01-01T00:00:00" table:style-name="ce2">
            <text:p>1976-01-01</text:p>
          </table:table-cell>
          <table:table-cell office:value-type="float" office:value="102716451979.67999" table:style-name="ce5">
            <text:p>102716451979.6800</text:p>
          </table:table-cell>
          <table:table-cell office:value-type="float" office:value="2067.1599924767111" table:style-name="ce4">
            <text:p>2067.1599924767100</text:p>
          </table:table-cell>
          <table:table-cell office:value-type="float" office:value="2694518.5" table:style-name="ce3">
            <text:p>2694518.5000</text:p>
          </table:table-cell>
          <table:table-cell table:number-columns-repeated="16380"/>
        </table:table-row>
        <table:table-row table:style-name="ro1">
          <table:table-cell office:value-type="date" office:date-value="1977-01-01T00:00:00" table:style-name="ce2">
            <text:p>1977-01-01</text:p>
          </table:table-cell>
          <table:table-cell office:value-type="float" office:value="121486641441.30901" table:style-name="ce5">
            <text:p>121486641441.3090</text:p>
          </table:table-cell>
          <table:table-cell office:value-type="float" office:value="2065.3795315874008" table:style-name="ce4">
            <text:p>2065.3795315874000</text:p>
          </table:table-cell>
          <table:table-cell office:value-type="float" office:value="2842638.25" table:style-name="ce3">
            <text:p>2842638.2500</text:p>
          </table:table-cell>
          <table:table-cell table:number-columns-repeated="16380"/>
        </table:table-row>
        <table:table-row table:style-name="ro1">
          <table:table-cell office:value-type="date" office:date-value="1978-01-01T00:00:00" table:style-name="ce2">
            <text:p>1978-01-01</text:p>
          </table:table-cell>
          <table:table-cell office:value-type="float" office:value="137302319828.995" table:style-name="ce5">
            <text:p>137302319828.9950</text:p>
          </table:table-cell>
          <table:table-cell office:value-type="float" office:value="2064.4177857059158" table:style-name="ce4">
            <text:p>2064.4177857059200</text:p>
          </table:table-cell>
          <table:table-cell office:value-type="float" office:value="2996300.75" table:style-name="ce3">
            <text:p>2996300.7500</text:p>
          </table:table-cell>
          <table:table-cell table:number-columns-repeated="16380"/>
        </table:table-row>
        <table:table-row table:style-name="ro1">
          <table:table-cell office:value-type="date" office:date-value="1979-01-01T00:00:00" table:style-name="ce2">
            <text:p>1979-01-01</text:p>
          </table:table-cell>
          <table:table-cell office:value-type="float" office:value="152995442497.70901" table:style-name="ce5">
            <text:p>152995442497.7090</text:p>
          </table:table-cell>
          <table:table-cell office:value-type="float" office:value="2064.2245944513352" table:style-name="ce4">
            <text:p>2064.2245944513400</text:p>
          </table:table-cell>
          <table:table-cell office:value-type="float" office:value="3141638.25" table:style-name="ce3">
            <text:p>3141638.2500</text:p>
          </table:table-cell>
          <table:table-cell table:number-columns-repeated="16380"/>
        </table:table-row>
        <table:table-row table:style-name="ro1">
          <table:table-cell office:value-type="date" office:date-value="1980-01-01T00:00:00" table:style-name="ce2">
            <text:p>1980-01-01</text:p>
          </table:table-cell>
          <table:table-cell office:value-type="float" office:value="186328579302.06799" table:style-name="ce5">
            <text:p>186328579302.0680</text:p>
          </table:table-cell>
          <table:table-cell office:value-type="float" office:value="2064.0279137743" table:style-name="ce4">
            <text:p>2064.0279137743000</text:p>
          </table:table-cell>
          <table:table-cell office:value-type="float" office:value="3287425" table:style-name="ce3">
            <text:p>3287425.0000</text:p>
          </table:table-cell>
          <table:table-cell table:number-columns-repeated="16380"/>
        </table:table-row>
        <table:table-row table:style-name="ro1">
          <table:table-cell office:value-type="date" office:date-value="1981-01-01T00:00:00" table:style-name="ce2">
            <text:p>1981-01-01</text:p>
          </table:table-cell>
          <table:table-cell office:value-type="float" office:value="193491368445.573" table:style-name="ce5">
            <text:p>193491368445.5730</text:p>
          </table:table-cell>
          <table:table-cell office:value-type="float" office:value="2063.6229736382311" table:style-name="ce4">
            <text:p>2063.6229736382300</text:p>
          </table:table-cell>
          <table:table-cell office:value-type="float" office:value="3425594.75" table:style-name="ce3">
            <text:p>3425594.7500</text:p>
          </table:table-cell>
          <table:table-cell table:number-columns-repeated="16380"/>
        </table:table-row>
        <table:table-row table:style-name="ro1">
          <table:table-cell office:value-type="date" office:date-value="1982-01-01T00:00:00" table:style-name="ce2">
            <text:p>1982-01-01</text:p>
          </table:table-cell>
          <table:table-cell office:value-type="float" office:value="200715624830.90201" table:style-name="ce5">
            <text:p>200715624830.9020</text:p>
          </table:table-cell>
          <table:table-cell office:value-type="float" office:value="2064.153049052718" table:style-name="ce4">
            <text:p>2064.1530490527200</text:p>
          </table:table-cell>
          <table:table-cell office:value-type="float" office:value="3573908" table:style-name="ce3">
            <text:p>3573908.0000</text:p>
          </table:table-cell>
          <table:table-cell table:number-columns-repeated="16380"/>
        </table:table-row>
        <table:table-row table:style-name="ro1">
          <table:table-cell office:value-type="date" office:date-value="1983-01-01T00:00:00" table:style-name="ce2">
            <text:p>1983-01-01</text:p>
          </table:table-cell>
          <table:table-cell office:value-type="float" office:value="218262146413.15799" table:style-name="ce5">
            <text:p>218262146413.1580</text:p>
          </table:table-cell>
          <table:table-cell office:value-type="float" office:value="2065.1204736921918" table:style-name="ce4">
            <text:p>2065.1204736921900</text:p>
          </table:table-cell>
          <table:table-cell office:value-type="float" office:value="3736218.5" table:style-name="ce3">
            <text:p>3736218.5000</text:p>
          </table:table-cell>
          <table:table-cell table:number-columns-repeated="16380"/>
        </table:table-row>
        <table:table-row table:style-name="ro1">
          <table:table-cell office:value-type="date" office:date-value="1984-01-01T00:00:00" table:style-name="ce2">
            <text:p>1984-01-01</text:p>
          </table:table-cell>
          <table:table-cell office:value-type="float" office:value="212157645177.65201" table:style-name="ce5">
            <text:p>212157645177.6520</text:p>
          </table:table-cell>
          <table:table-cell office:value-type="float" office:value="2066.7083048096988" table:style-name="ce4">
            <text:p>2066.7083048097000</text:p>
          </table:table-cell>
          <table:table-cell office:value-type="float" office:value="3893197.5" table:style-name="ce3">
            <text:p>3893197.5000</text:p>
          </table:table-cell>
          <table:table-cell table:number-columns-repeated="16380"/>
        </table:table-row>
        <table:table-row table:style-name="ro1">
          <table:table-cell office:value-type="date" office:date-value="1985-01-01T00:00:00" table:style-name="ce2">
            <text:p>1985-01-01</text:p>
          </table:table-cell>
          <table:table-cell office:value-type="float" office:value="232511554840.37201" table:style-name="ce5">
            <text:p>232511554840.3720</text:p>
          </table:table-cell>
          <table:table-cell office:value-type="float" office:value="2068.607637197179" table:style-name="ce4">
            <text:p>2068.6076371971800</text:p>
          </table:table-cell>
          <table:table-cell office:value-type="float" office:value="4055480.25" table:style-name="ce3">
            <text:p>4055480.2500</text:p>
          </table:table-cell>
          <table:table-cell table:number-columns-repeated="16380"/>
        </table:table-row>
        <table:table-row table:style-name="ro1">
          <table:table-cell office:value-type="date" office:date-value="1986-01-01T00:00:00" table:style-name="ce2">
            <text:p>1986-01-01</text:p>
          </table:table-cell>
          <table:table-cell office:value-type="float" office:value="248985994040.59" table:style-name="ce5">
            <text:p>248985994040.5900</text:p>
          </table:table-cell>
          <table:table-cell office:value-type="float" office:value="2070.5778181375972" table:style-name="ce4">
            <text:p>2070.5778181376000</text:p>
          </table:table-cell>
          <table:table-cell office:value-type="float" office:value="4241472.5" table:style-name="ce3">
            <text:p>4241472.5000</text:p>
          </table:table-cell>
          <table:table-cell table:number-columns-repeated="16380"/>
        </table:table-row>
        <table:table-row table:style-name="ro1">
          <table:table-cell office:value-type="date" office:date-value="1987-01-01T00:00:00" table:style-name="ce2">
            <text:p>1987-01-01</text:p>
          </table:table-cell>
          <table:table-cell office:value-type="float" office:value="279033584092.22302" table:style-name="ce5">
            <text:p>279033584092.2230</text:p>
          </table:table-cell>
          <table:table-cell office:value-type="float" office:value="2072.2705445191518" table:style-name="ce4">
            <text:p>2072.2705445191500</text:p>
          </table:table-cell>
          <table:table-cell office:value-type="float" office:value="4455748" table:style-name="ce3">
            <text:p>4455748.0000</text:p>
          </table:table-cell>
          <table:table-cell table:number-columns-repeated="16380"/>
        </table:table-row>
        <table:table-row table:style-name="ro1">
          <table:table-cell office:value-type="date" office:date-value="1988-01-01T00:00:00" table:style-name="ce2">
            <text:p>1988-01-01</text:p>
          </table:table-cell>
          <table:table-cell office:value-type="float" office:value="296589670895.93201" table:style-name="ce5">
            <text:p>296589670895.9320</text:p>
          </table:table-cell>
          <table:table-cell office:value-type="float" office:value="2075.077440122709" table:style-name="ce4">
            <text:p>2075.0774401227100</text:p>
          </table:table-cell>
          <table:table-cell office:value-type="float" office:value="4668445" table:style-name="ce3">
            <text:p>4668445.0000</text:p>
          </table:table-cell>
          <table:table-cell table:number-columns-repeated="16380"/>
        </table:table-row>
        <table:table-row table:style-name="ro1">
          <table:table-cell office:value-type="date" office:date-value="1989-01-01T00:00:00" table:style-name="ce2">
            <text:p>1989-01-01</text:p>
          </table:table-cell>
          <table:table-cell office:value-type="float" office:value="296042052944.65997" table:style-name="ce5">
            <text:p>296042052944.6600</text:p>
          </table:table-cell>
          <table:table-cell office:value-type="float" office:value="2078.1320423341781" table:style-name="ce4">
            <text:p>2078.1320423341800</text:p>
          </table:table-cell>
          <table:table-cell office:value-type="float" office:value="4903968" table:style-name="ce3">
            <text:p>4903968.0000</text:p>
          </table:table-cell>
          <table:table-cell table:number-columns-repeated="16380"/>
        </table:table-row>
        <table:table-row table:style-name="ro1">
          <table:table-cell office:value-type="date" office:date-value="1990-01-01T00:00:00" table:style-name="ce2">
            <text:p>1990-01-01</text:p>
          </table:table-cell>
          <table:table-cell office:value-type="float" office:value="320979026420.03497" table:style-name="ce5">
            <text:p>320979026420.0350</text:p>
          </table:table-cell>
          <table:table-cell office:value-type="float" office:value="2078.479486487483" table:style-name="ce4">
            <text:p>2078.4794864874800</text:p>
          </table:table-cell>
          <table:table-cell office:value-type="float" office:value="5197479.5" table:style-name="ce3">
            <text:p>5197479.5000</text:p>
          </table:table-cell>
          <table:table-cell table:number-columns-repeated="16380"/>
        </table:table-row>
        <table:table-row table:style-name="ro1">
          <table:table-cell office:value-type="date" office:date-value="1991-01-01T00:00:00" table:style-name="ce2">
            <text:p>1991-01-01</text:p>
          </table:table-cell>
          <table:table-cell office:value-type="float" office:value="270105341879.22601" table:style-name="ce5">
            <text:p>270105341879.2260</text:p>
          </table:table-cell>
          <table:table-cell office:value-type="float" office:value="2079.3041861083948" table:style-name="ce4">
            <text:p>2079.3041861083900</text:p>
          </table:table-cell>
          <table:table-cell office:value-type="float" office:value="5432177.5" table:style-name="ce3">
            <text:p>5432177.5000</text:p>
          </table:table-cell>
          <table:table-cell table:number-columns-repeated="16380"/>
        </table:table-row>
        <table:table-row table:style-name="ro1">
          <table:table-cell office:value-type="date" office:date-value="1992-01-01T00:00:00" table:style-name="ce2">
            <text:p>1992-01-01</text:p>
          </table:table-cell>
          <table:table-cell office:value-type="float" office:value="288208070278.013" table:style-name="ce5">
            <text:p>288208070278.0130</text:p>
          </table:table-cell>
          <table:table-cell office:value-type="float" office:value="2076.9105199854289" table:style-name="ce4">
            <text:p>2076.9105199854300</text:p>
          </table:table-cell>
          <table:table-cell office:value-type="float" office:value="5704981" table:style-name="ce3">
            <text:p>5704981.0000</text:p>
          </table:table-cell>
          <table:table-cell table:number-columns-repeated="16380"/>
        </table:table-row>
        <table:table-row table:style-name="ro1">
          <table:table-cell office:value-type="date" office:date-value="1993-01-01T00:00:00" table:style-name="ce2">
            <text:p>1993-01-01</text:p>
          </table:table-cell>
          <table:table-cell office:value-type="float" office:value="279295648982.52899" table:style-name="ce5">
            <text:p>279295648982.5290</text:p>
          </table:table-cell>
          <table:table-cell office:value-type="float" office:value="2075.8692795182319" table:style-name="ce4">
            <text:p>2075.8692795182300</text:p>
          </table:table-cell>
          <table:table-cell office:value-type="float" office:value="5955224" table:style-name="ce3">
            <text:p>5955224.0000</text:p>
          </table:table-cell>
          <table:table-cell table:number-columns-repeated="16380"/>
        </table:table-row>
        <table:table-row table:style-name="ro1">
          <table:table-cell office:value-type="date" office:date-value="1994-01-01T00:00:00" table:style-name="ce2">
            <text:p>1994-01-01</text:p>
          </table:table-cell>
          <table:table-cell office:value-type="float" office:value="327274843459.42902" table:style-name="ce5">
            <text:p>327274843459.4290</text:p>
          </table:table-cell>
          <table:table-cell office:value-type="float" office:value="2075.6873226661351" table:style-name="ce4">
            <text:p>2075.6873226661400</text:p>
          </table:table-cell>
          <table:table-cell office:value-type="float" office:value="6222263.5" table:style-name="ce3">
            <text:p>6222263.5000</text:p>
          </table:table-cell>
          <table:table-cell table:number-columns-repeated="16380"/>
        </table:table-row>
        <table:table-row table:style-name="ro1">
          <table:table-cell office:value-type="date" office:date-value="1995-01-01T00:00:00" table:style-name="ce2">
            <text:p>1995-01-01</text:p>
          </table:table-cell>
          <table:table-cell office:value-type="float" office:value="360281909643.48901" table:style-name="ce5">
            <text:p>360281909643.4890</text:p>
          </table:table-cell>
          <table:table-cell office:value-type="float" office:value="2077.0971475461529" table:style-name="ce4">
            <text:p>2077.0971475461500</text:p>
          </table:table-cell>
          <table:table-cell office:value-type="float" office:value="6544259.5" table:style-name="ce3">
            <text:p>6544259.5000</text:p>
          </table:table-cell>
          <table:table-cell table:number-columns-repeated="16380"/>
        </table:table-row>
        <table:table-row table:style-name="ro1">
          <table:table-cell office:value-type="date" office:date-value="1996-01-01T00:00:00" table:style-name="ce2">
            <text:p>1996-01-01</text:p>
          </table:table-cell>
          <table:table-cell office:value-type="float" office:value="392896866204.51599" table:style-name="ce5">
            <text:p>392896866204.5160</text:p>
          </table:table-cell>
          <table:table-cell office:value-type="float" office:value="2079.8303202854131" table:style-name="ce4">
            <text:p>2079.8303202854100</text:p>
          </table:table-cell>
          <table:table-cell office:value-type="float" office:value="6877184" table:style-name="ce3">
            <text:p>6877184.0000</text:p>
          </table:table-cell>
          <table:table-cell table:number-columns-repeated="16380"/>
        </table:table-row>
        <table:table-row table:style-name="ro1">
          <table:table-cell office:value-type="date" office:date-value="1997-01-01T00:00:00" table:style-name="ce2">
            <text:p>1997-01-01</text:p>
          </table:table-cell>
          <table:table-cell office:value-type="float" office:value="415867563592.82898" table:style-name="ce5">
            <text:p>415867563592.8290</text:p>
          </table:table-cell>
          <table:table-cell office:value-type="float" office:value="2079.3824646648281" table:style-name="ce4">
            <text:p>2079.3824646648300</text:p>
          </table:table-cell>
          <table:table-cell office:value-type="float" office:value="7246153" table:style-name="ce3">
            <text:p>7246153.0000</text:p>
          </table:table-cell>
          <table:table-cell table:number-columns-repeated="16380"/>
        </table:table-row>
        <table:table-row table:style-name="ro1">
          <table:table-cell office:value-type="date" office:date-value="1998-01-01T00:00:00" table:style-name="ce2">
            <text:p>1998-01-01</text:p>
          </table:table-cell>
          <table:table-cell office:value-type="float" office:value="421351317224.94098" table:style-name="ce5">
            <text:p>421351317224.9410</text:p>
          </table:table-cell>
          <table:table-cell office:value-type="float" office:value="2080.7411752890571" table:style-name="ce4">
            <text:p>2080.7411752890600</text:p>
          </table:table-cell>
          <table:table-cell office:value-type="float" office:value="7660627" table:style-name="ce3">
            <text:p>7660627.0000</text:p>
          </table:table-cell>
          <table:table-cell table:number-columns-repeated="16380"/>
        </table:table-row>
        <table:table-row table:style-name="ro1">
          <table:table-cell office:value-type="date" office:date-value="1999-01-01T00:00:00" table:style-name="ce2">
            <text:p>1999-01-01</text:p>
          </table:table-cell>
          <table:table-cell office:value-type="float" office:value="458821052615.78998" table:style-name="ce5">
            <text:p>458821052615.7900</text:p>
          </table:table-cell>
          <table:table-cell office:value-type="float" office:value="2082.69378202302" table:style-name="ce4">
            <text:p>2082.6937820230200</text:p>
          </table:table-cell>
          <table:table-cell office:value-type="float" office:value="8201081.5" table:style-name="ce3">
            <text:p>8201081.5000</text:p>
          </table:table-cell>
          <table:table-cell table:number-columns-repeated="16380"/>
        </table:table-row>
        <table:table-row table:style-name="ro1">
          <table:table-cell office:value-type="date" office:date-value="2000-01-01T00:00:00" table:style-name="ce2">
            <text:p>2000-01-01</text:p>
          </table:table-cell>
          <table:table-cell office:value-type="float" office:value="468395521654.45801" table:style-name="ce5">
            <text:p>468395521654.4580</text:p>
          </table:table-cell>
          <table:table-cell office:value-type="float" office:value="2086.6283911409691" table:style-name="ce4">
            <text:p>2086.6283911409700</text:p>
          </table:table-cell>
          <table:table-cell office:value-type="float" office:value="8682468" table:style-name="ce3">
            <text:p>8682468.0000</text:p>
          </table:table-cell>
          <table:table-cell table:number-columns-repeated="16380"/>
        </table:table-row>
        <table:table-row table:style-name="ro1">
          <table:table-cell office:value-type="date" office:date-value="2001-01-01T00:00:00" table:style-name="ce2">
            <text:p>2001-01-01</text:p>
          </table:table-cell>
          <table:table-cell office:value-type="float" office:value="485440139204.17102" table:style-name="ce5">
            <text:p>485440139204.1710</text:p>
          </table:table-cell>
          <table:table-cell office:value-type="float" office:value="2086.772786502795" table:style-name="ce4">
            <text:p>2086.7727865028000</text:p>
          </table:table-cell>
          <table:table-cell office:value-type="float" office:value="9323320" table:style-name="ce3">
            <text:p>9323320.0000</text:p>
          </table:table-cell>
          <table:table-cell table:number-columns-repeated="16380"/>
        </table:table-row>
        <table:table-row table:style-name="ro1">
          <table:table-cell office:value-type="date" office:date-value="2002-01-01T00:00:00" table:style-name="ce2">
            <text:p>2002-01-01</text:p>
          </table:table-cell>
          <table:table-cell office:value-type="float" office:value="514939140318.75598" table:style-name="ce5">
            <text:p>514939140318.7560</text:p>
          </table:table-cell>
          <table:table-cell office:value-type="float" office:value="2088.8935631369491" table:style-name="ce4">
            <text:p>2088.8935631369500</text:p>
          </table:table-cell>
          <table:table-cell office:value-type="float" office:value="9916184" table:style-name="ce3">
            <text:p>9916184.0000</text:p>
          </table:table-cell>
          <table:table-cell table:number-columns-repeated="16380"/>
        </table:table-row>
        <table:table-row table:style-name="ro1">
          <table:table-cell office:value-type="date" office:date-value="2003-01-01T00:00:00" table:style-name="ce2">
            <text:p>2003-01-01</text:p>
          </table:table-cell>
          <table:table-cell office:value-type="float" office:value="607700687237.31799" table:style-name="ce5">
            <text:p>607700687237.3180</text:p>
          </table:table-cell>
          <table:table-cell office:value-type="float" office:value="2091.9958655161622" table:style-name="ce4">
            <text:p>2091.9958655161600</text:p>
          </table:table-cell>
          <table:table-cell office:value-type="float" office:value="10550977" table:style-name="ce3">
            <text:p>10550977.0000</text:p>
          </table:table-cell>
          <table:table-cell table:number-columns-repeated="16380"/>
        </table:table-row>
        <table:table-row table:style-name="ro1">
          <table:table-cell office:value-type="date" office:date-value="2004-01-01T00:00:00" table:style-name="ce2">
            <text:p>2004-01-01</text:p>
          </table:table-cell>
          <table:table-cell office:value-type="float" office:value="709152728830.77502" table:style-name="ce5">
            <text:p>709152728830.7750</text:p>
          </table:table-cell>
          <table:table-cell office:value-type="float" office:value="2095.7782123748361" table:style-name="ce4">
            <text:p>2095.7782123748400</text:p>
          </table:table-cell>
          <table:table-cell office:value-type="float" office:value="11291206" table:style-name="ce3">
            <text:p>11291206.0000</text:p>
          </table:table-cell>
          <table:table-cell table:number-columns-repeated="16380"/>
        </table:table-row>
        <table:table-row table:style-name="ro1">
          <table:table-cell office:value-type="date" office:date-value="2005-01-01T00:00:00" table:style-name="ce2">
            <text:p>2005-01-01</text:p>
          </table:table-cell>
          <table:table-cell office:value-type="float" office:value="820383763511.44495" table:style-name="ce5">
            <text:p>820383763511.4450</text:p>
          </table:table-cell>
          <table:table-cell office:value-type="float" office:value="2096.916087090191" table:style-name="ce4">
            <text:p>2096.9160870901900</text:p>
          </table:table-cell>
          <table:table-cell office:value-type="float" office:value="12177142" table:style-name="ce3">
            <text:p>12177142.0000</text:p>
          </table:table-cell>
          <table:table-cell table:number-columns-repeated="16380"/>
        </table:table-row>
        <table:table-row table:style-name="ro1">
          <table:table-cell office:value-type="date" office:date-value="2006-01-01T00:00:00" table:style-name="ce2">
            <text:p>2006-01-01</text:p>
          </table:table-cell>
          <table:table-cell office:value-type="float" office:value="940259888787.72095" table:style-name="ce5">
            <text:p>940259888787.7210</text:p>
          </table:table-cell>
          <table:table-cell office:value-type="float" office:value="2097.0965368183261" table:style-name="ce4">
            <text:p>2097.0965368183300</text:p>
          </table:table-cell>
          <table:table-cell office:value-type="float" office:value="13214575" table:style-name="ce3">
            <text:p>13214575.0000</text:p>
          </table:table-cell>
          <table:table-cell table:number-columns-repeated="16380"/>
        </table:table-row>
        <table:table-row table:style-name="ro1">
          <table:table-cell office:value-type="date" office:date-value="2007-01-01T00:00:00" table:style-name="ce2">
            <text:p>2007-01-01</text:p>
          </table:table-cell>
          <table:table-cell office:value-type="float" office:value="1216736438834.96" table:style-name="ce5">
            <text:p>1216736438834.9600</text:p>
          </table:table-cell>
          <table:table-cell office:value-type="float" office:value="2098.1213308459942" table:style-name="ce4">
            <text:p>2098.1213308459900</text:p>
          </table:table-cell>
          <table:table-cell office:value-type="float" office:value="14455985" table:style-name="ce3">
            <text:p>14455985.0000</text:p>
          </table:table-cell>
          <table:table-cell table:number-columns-repeated="16380"/>
        </table:table-row>
        <table:table-row table:style-name="ro1">
          <table:table-cell office:value-type="date" office:date-value="2008-01-01T00:00:00" table:style-name="ce2">
            <text:p>2008-01-01</text:p>
          </table:table-cell>
          <table:table-cell office:value-type="float" office:value="1198895139005.9199" table:style-name="ce5">
            <text:p>1198895139005.9200</text:p>
          </table:table-cell>
          <table:table-cell office:value-type="float" office:value="2099.6330905812811" table:style-name="ce4">
            <text:p>2099.6330905812800</text:p>
          </table:table-cell>
          <table:table-cell office:value-type="float" office:value="15664624" table:style-name="ce3">
            <text:p>15664624.0000</text:p>
          </table:table-cell>
          <table:table-cell table:number-columns-repeated="16380"/>
        </table:table-row>
        <table:table-row table:style-name="ro1">
          <table:table-cell office:value-type="date" office:date-value="2009-01-01T00:00:00" table:style-name="ce2">
            <text:p>2009-01-01</text:p>
          </table:table-cell>
          <table:table-cell office:value-type="float" office:value="1341888016994.8999" table:style-name="ce5">
            <text:p>1341888016994.9000</text:p>
          </table:table-cell>
          <table:table-cell office:value-type="float" office:value="2103.5361849097071" table:style-name="ce4">
            <text:p>2103.5361849097100</text:p>
          </table:table-cell>
          <table:table-cell office:value-type="float" office:value="16981898" table:style-name="ce3">
            <text:p>16981898.0000</text:p>
          </table:table-cell>
          <table:table-cell table:number-columns-repeated="16380"/>
        </table:table-row>
        <table:table-row table:style-name="ro1">
          <table:table-cell office:value-type="date" office:date-value="2010-01-01T00:00:00" table:style-name="ce2">
            <text:p>2010-01-01</text:p>
          </table:table-cell>
          <table:table-cell office:value-type="float" office:value="1675615519484.96" table:style-name="ce5">
            <text:p>1675615519484.9600</text:p>
          </table:table-cell>
          <table:table-cell office:value-type="float" office:value="2110.392675906543" table:style-name="ce4">
            <text:p>2110.3926759065400</text:p>
          </table:table-cell>
          <table:table-cell office:value-type="float" office:value="18487850" table:style-name="ce3">
            <text:p>18487850.0000</text:p>
          </table:table-cell>
          <table:table-cell table:number-columns-repeated="16380"/>
        </table:table-row>
        <table:table-row table:style-name="ro1">
          <table:table-cell office:value-type="date" office:date-value="2011-01-01T00:00:00" table:style-name="ce2">
            <text:p>2011-01-01</text:p>
          </table:table-cell>
          <table:table-cell office:value-type="float" office:value="1823051829894.55" table:style-name="ce5">
            <text:p>1823051829894.5500</text:p>
          </table:table-cell>
          <table:table-cell office:value-type="float" office:value="2113.6245919229191" table:style-name="ce4">
            <text:p>2113.6245919229200</text:p>
          </table:table-cell>
          <table:table-cell office:value-type="float" office:value="20172132" table:style-name="ce3">
            <text:p>20172132.0000</text:p>
          </table:table-cell>
          <table:table-cell table:number-columns-repeated="16380"/>
        </table:table-row>
        <table:table-row table:style-name="ro1">
          <table:table-cell office:value-type="date" office:date-value="2012-01-01T00:00:00" table:style-name="ce2">
            <text:p>2012-01-01</text:p>
          </table:table-cell>
          <table:table-cell office:value-type="float" office:value="1827637590410.4099" table:style-name="ce5">
            <text:p>1827637590410.4100</text:p>
          </table:table-cell>
          <table:table-cell office:value-type="float" office:value="2115.713864341586" table:style-name="ce4">
            <text:p>2115.7138643415900</text:p>
          </table:table-cell>
          <table:table-cell office:value-type="float" office:value="21863598" table:style-name="ce3">
            <text:p>21863598.0000</text:p>
          </table:table-cell>
          <table:table-cell table:number-columns-repeated="16380"/>
        </table:table-row>
        <table:table-row table:style-name="ro1">
          <table:table-cell office:value-type="date" office:date-value="2013-01-01T00:00:00" table:style-name="ce2">
            <text:p>2013-01-01</text:p>
          </table:table-cell>
          <table:table-cell office:value-type="float" office:value="1856721507621.5801" table:style-name="ce5">
            <text:p>1856721507621.5800</text:p>
          </table:table-cell>
          <table:table-cell office:value-type="float" office:value="2117.1133162645478" table:style-name="ce4">
            <text:p>2117.1133162645500</text:p>
          </table:table-cell>
          <table:table-cell office:value-type="float" office:value="23393342" table:style-name="ce3">
            <text:p>23393342.0000</text:p>
          </table:table-cell>
          <table:table-cell table:number-columns-repeated="16380"/>
        </table:table-row>
        <table:table-row table:style-name="ro1">
          <table:table-cell office:value-type="date" office:date-value="2014-01-01T00:00:00" table:style-name="ce2">
            <text:p>2014-01-01</text:p>
          </table:table-cell>
          <table:table-cell office:value-type="float" office:value="2039126479154.52" table:style-name="ce5">
            <text:p>2039126479154.5200</text:p>
          </table:table-cell>
          <table:table-cell office:value-type="float" office:value="2118.5447105505082" table:style-name="ce4">
            <text:p>2118.5447105505100</text:p>
          </table:table-cell>
          <table:table-cell office:value-type="float" office:value="24953404" table:style-name="ce3">
            <text:p>24953404.0000</text:p>
          </table:table-cell>
          <table:table-cell table:number-columns-repeated="16380"/>
        </table:table-row>
        <table:table-row table:style-name="ro1">
          <table:table-cell office:value-type="date" office:date-value="2015-01-01T00:00:00" table:style-name="ce2">
            <text:p>2015-01-01</text:p>
          </table:table-cell>
          <table:table-cell office:value-type="float" office:value="2103588360044.9399" table:style-name="ce5">
            <text:p>2103588360044.9400</text:p>
          </table:table-cell>
          <table:table-cell office:value-type="float" office:value="2118.8214948314908" table:style-name="ce4">
            <text:p>2118.8214948314900</text:p>
          </table:table-cell>
          <table:table-cell office:value-type="float" office:value="26605918" table:style-name="ce3">
            <text:p>26605918.0000</text:p>
          </table:table-cell>
          <table:table-cell table:number-columns-repeated="16380"/>
        </table:table-row>
        <table:table-row table:style-name="ro1">
          <table:table-cell office:value-type="date" office:date-value="2016-01-01T00:00:00" table:style-name="ce2">
            <text:p>2016-01-01</text:p>
          </table:table-cell>
          <table:table-cell office:value-type="float" office:value="2294796885663.1602" table:style-name="ce5">
            <text:p>2294796885663.1600</text:p>
          </table:table-cell>
          <table:table-cell office:value-type="float" office:value="2121.243071075477" table:style-name="ce4">
            <text:p>2121.2430710754800</text:p>
          </table:table-cell>
          <table:table-cell office:value-type="float" office:value="28367374" table:style-name="ce3">
            <text:p>28367374.0000</text:p>
          </table:table-cell>
          <table:table-cell table:number-columns-repeated="16380"/>
        </table:table-row>
        <table:table-row table:style-name="ro1">
          <table:table-cell office:value-type="date" office:date-value="2017-01-01T00:00:00" table:style-name="ce2">
            <text:p>2017-01-01</text:p>
          </table:table-cell>
          <table:table-cell office:value-type="float" office:value="2651474262755.4502" table:style-name="ce5">
            <text:p>2651474262755.4500</text:p>
          </table:table-cell>
          <table:table-cell office:value-type="float" office:value="2122.9406824845942" table:style-name="ce4">
            <text:p>2122.9406824845900</text:p>
          </table:table-cell>
          <table:table-cell office:value-type="float" office:value="30257410" table:style-name="ce3">
            <text:p>30257410.0000</text:p>
          </table:table-cell>
          <table:table-cell table:number-columns-repeated="16380"/>
        </table:table-row>
        <table:table-row table:style-name="ro1">
          <table:table-cell office:value-type="date" office:date-value="2018-01-01T00:00:00" table:style-name="ce2">
            <text:p>2018-01-01</text:p>
          </table:table-cell>
          <table:table-cell office:value-type="float" office:value="2702929641648.7402" table:style-name="ce5">
            <text:p>2702929641648.7400</text:p>
          </table:table-cell>
          <table:table-cell office:value-type="float" office:value="2122.9406824845942" table:style-name="ce4">
            <text:p>2122.9406824845900</text:p>
          </table:table-cell>
          <table:table-cell office:value-type="float" office:value="32325540" table:style-name="ce3">
            <text:p>32325540.0000</text:p>
          </table:table-cell>
          <table:table-cell table:number-columns-repeated="16380"/>
        </table:table-row>
        <table:table-row table:style-name="ro1">
          <table:table-cell office:value-type="date" office:date-value="2019-01-01T00:00:00" table:style-name="ce2">
            <text:p>2019-01-01</text:p>
          </table:table-cell>
          <table:table-cell office:value-type="float" office:value="2835606256558.1899" table:style-name="ce5">
            <text:p>2835606256558.1900</text:p>
          </table:table-cell>
          <table:table-cell office:value-type="float" office:value="2122.9406824845942" table:style-name="ce4">
            <text:p>2122.9406824845900</text:p>
          </table:table-cell>
          <table:table-cell office:value-type="float" office:value="34201480" table:style-name="ce3">
            <text:p>34201480.0000</text:p>
          </table:table-cell>
          <table:table-cell table:number-columns-repeated="16380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number:number-style style:name="N37">
      <number:number number:decimal-places="4" number:min-decimal-places="4" number:min-integer-digits="1"/>
    </number:number-style>
    <number:number-style style:name="N42">
      <number:number number:decimal-places="13" number:min-decimal-places="1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meta:initial-creator>Jabang, Alagie (jabangae)</meta:initial-creator>
    <dc:creator>Jabang, Alagie (jabangae)</dc:creator>
    <meta:creation-date>2025-02-08T19:00:54Z</meta:creation-date>
    <dc:date>2025-02-08T19:19:12Z</dc:date>
  </office:meta>
</office:document-meta>
</file>